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516in" svg:height="5.3949in" svg:x="0.4091in" svg:y="13.2906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6988in" svg:height="5.1776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2835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A12:Parallel.A28 Parallel.E11:Parallel.E11 Parallel.E12:Parallel.E28 Parallel.A12:Parallel.A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3:Parallel.E28 Parallel.F11:Parallel.F11 Parallel.F13:Parallel.F28 Parallel.D13:Parallel.D28 Parallel.M11:Parallel.M11 Parallel.M13:Parallel.M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C12:Parallel.C28 Parallel.L12:Parallel.L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L12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J12]*[.I12]/(3*[.$B$8])" office:value-type="float" office:value="0.991080277502478">
            <text:p>0.9910802775</text:p>
          </table:table-cell>
          <table:table-cell table:formula="of:=[.$D$8]*LN([.K12])/LN([.$G$8])" office:value-type="float" office:value="0.010700707151504">
            <text:p>0.0107007072</text:p>
          </table:table-cell>
          <table:table-cell table:formula="of:=-LN([.$A$5])/LN([.D12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L13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J13]*[.I13]/(3*[.$B$8])" office:value-type="float" office:value="0.965250965250965">
            <text:p>0.9652509653</text:p>
          </table:table-cell>
          <table:table-cell table:formula="of:=[.$D$8]*LN([.K13])/LN([.$G$8])" office:value-type="float" office:value="0.0422393273753392">
            <text:p>0.0422393274</text:p>
          </table:table-cell>
          <table:table-cell table:formula="of:=-LN([.$A$5])/LN([.D13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L14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J14]*[.I14]/(3*[.$B$8])" office:value-type="float" office:value="0.925069380203515">
            <text:p>0.9250693802</text:p>
          </table:table-cell>
          <table:table-cell table:formula="of:=[.$D$8]*LN([.K14])/LN([.$G$8])" office:value-type="float" office:value="0.0930206583716033">
            <text:p>0.0930206584</text:p>
          </table:table-cell>
          <table:table-cell table:formula="of:=-LN([.$A$5])/LN([.D14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L15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J15]*[.I15]/(3*[.$B$8])" office:value-type="float" office:value="0.874125874125874">
            <text:p>0.8741258741</text:p>
          </table:table-cell>
          <table:table-cell table:formula="of:=[.$D$8]*LN([.K15])/LN([.$G$8])" office:value-type="float" office:value="0.160671567256765">
            <text:p>0.1606715673</text:p>
          </table:table-cell>
          <table:table-cell table:formula="of:=-LN([.$A$5])/LN([.D15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L16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J16]*[.I16]/(3*[.$B$8])" office:value-type="float" office:value="0.816326530612245">
            <text:p>0.8163265306</text:p>
          </table:table-cell>
          <table:table-cell table:formula="of:=[.$D$8]*LN([.K16])/LN([.$G$8])" office:value-type="float" office:value="0.242374243926516">
            <text:p>0.2423742439</text:p>
          </table:table-cell>
          <table:table-cell table:formula="of:=-LN([.$A$5])/LN([.D16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L17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J17]*[.I17]/(3*[.$B$8])" office:value-type="float" office:value="0.755287009063444">
            <text:p>0.7552870091</text:p>
          </table:table-cell>
          <table:table-cell table:formula="of:=[.$D$8]*LN([.K17])/LN([.$G$8])" office:value-type="float" office:value="0.335191959035123">
            <text:p>0.335191959</text:p>
          </table:table-cell>
          <table:table-cell table:formula="of:=-LN([.$A$5])/LN([.D17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L18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J18]*[.I18]/(3*[.$B$8])" office:value-type="float" office:value="0.693962526023595">
            <text:p>0.693962526</text:p>
          </table:table-cell>
          <table:table-cell table:formula="of:=[.$D$8]*LN([.K18])/LN([.$G$8])" office:value-type="float" office:value="0.436325947238471">
            <text:p>0.4363259472</text:p>
          </table:table-cell>
          <table:table-cell table:formula="of:=-LN([.$A$5])/LN([.D18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L19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J19]*[.I19]/(3*[.$B$8])" office:value-type="float" office:value="0.634517766497462">
            <text:p>0.6345177665</text:p>
          </table:table-cell>
          <table:table-cell table:formula="of:=[.$D$8]*LN([.K19])/LN([.$G$8])" office:value-type="float" office:value="0.543279586172226">
            <text:p>0.5432795862</text:p>
          </table:table-cell>
          <table:table-cell table:formula="of:=-LN([.$A$5])/LN([.D19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L20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J20]*[.I20]/(3*[.$B$8])" office:value-type="float" office:value="0.578368999421631">
            <text:p>0.5783689994</text:p>
          </table:table-cell>
          <table:table-cell table:formula="of:=[.$D$8]*LN([.K20])/LN([.$G$8])" office:value-type="float" office:value="0.653936231503287">
            <text:p>0.6539362315</text:p>
          </table:table-cell>
          <table:table-cell table:formula="of:=-LN([.$A$5])/LN([.D20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L21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J21]*[.I21]/(3*[.$B$8])" office:value-type="float" office:value="0.526315789473684">
            <text:p>0.5263157895</text:p>
          </table:table-cell>
          <table:table-cell table:formula="of:=[.$D$8]*LN([.K21])/LN([.$G$8])" office:value-type="float" office:value="0.766572402620279">
            <text:p>0.7665724026</text:p>
          </table:table-cell>
          <table:table-cell table:formula="of:=-LN([.$A$5])/LN([.D21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L22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J22]*[.I22]/(3*[.$B$8])" office:value-type="float" office:value="0.435540069686411">
            <text:p>0.4355400697</text:p>
          </table:table-cell>
          <table:table-cell table:formula="of:=[.$D$8]*LN([.K22])/LN([.$G$8])" office:value-type="float" office:value="0.992672680246324">
            <text:p>0.9926726802</text:p>
          </table:table-cell>
          <table:table-cell table:formula="of:=-LN([.$A$5])/LN([.D22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L23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J23]*[.I23]/(3*[.$B$8])" office:value-type="float" office:value="0.330578512396694">
            <text:p>0.3305785124</text:p>
          </table:table-cell>
          <table:table-cell table:formula="of:=[.$D$8]*LN([.K23])/LN([.$G$8])" office:value-type="float" office:value="1.32199479221834">
            <text:p>1.3219947922</text:p>
          </table:table-cell>
          <table:table-cell table:formula="of:=-LN([.$A$5])/LN([.D23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L24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J24]*[.I24]/(3*[.$B$8])" office:value-type="float" office:value="0.217391304347826">
            <text:p>0.2173913043</text:p>
          </table:table-cell>
          <table:table-cell table:formula="of:=[.$D$8]*LN([.K24])/LN([.$G$8])" office:value-type="float" office:value="1.82258403712433">
            <text:p>1.8225840371</text:p>
          </table:table-cell>
          <table:table-cell table:formula="of:=-LN([.$A$5])/LN([.D24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5]+[.B25]" office:value-type="float" office:value="31">
            <text:p>31</text:p>
          </table:table-cell>
          <table:table-cell table:formula="of:=1/(1+[.L25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5])" office:value-type="float" office:value="0.0032258064516129">
            <text:p>0.0032258065</text:p>
          </table:table-cell>
          <table:table-cell table:formula="of:=[.C25]*[.$F$8]" office:value-type="float" office:value="31">
            <text:p>31</text:p>
          </table:table-cell>
          <table:table-cell table:formula="of:=1/(3*[.C25])" office:value-type="float" office:value="0.010752688172043">
            <text:p>0.0107526882</text:p>
          </table:table-cell>
          <table:table-cell table:formula="of:=1/(10/(9*[.$B$8]*[.C25])+[.A25])" office:value-type="float" office:value="0.0297758804695838">
            <text:p>0.0297758805</text:p>
          </table:table-cell>
          <table:table-cell table:formula="of:=10*[.J25]*[.I25]/(3*[.$B$8])" office:value-type="float" office:value="0.106723585912487">
            <text:p>0.1067235859</text:p>
          </table:table-cell>
          <table:table-cell table:formula="of:=[.$D$8]*LN([.K25])/LN([.$G$8])" office:value-type="float" office:value="2.67228387494139">
            <text:p>2.6722838749</text:p>
          </table:table-cell>
          <table:table-cell table:formula="of:=-LN([.$A$5])/LN([.D25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6]+[.B26]" office:value-type="float" office:value="36">
            <text:p>36</text:p>
          </table:table-cell>
          <table:table-cell table:formula="of:=1/(1+[.L26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6])" office:value-type="float" office:value="0.00277777777777778">
            <text:p>0.0027777778</text:p>
          </table:table-cell>
          <table:table-cell table:formula="of:=[.C26]*[.$F$8]" office:value-type="float" office:value="36">
            <text:p>36</text:p>
          </table:table-cell>
          <table:table-cell table:formula="of:=1/(3*[.C26])" office:value-type="float" office:value="0.00925925925925926">
            <text:p>0.0092592593</text:p>
          </table:table-cell>
          <table:table-cell table:formula="of:=1/(10/(9*[.$B$8]*[.C26])+[.A26])" office:value-type="float" office:value="0.0262560777957861">
            <text:p>0.0262560778</text:p>
          </table:table-cell>
          <table:table-cell table:formula="of:=10*[.J26]*[.I26]/(3*[.$B$8])" office:value-type="float" office:value="0.0810372771474878">
            <text:p>0.0810372771</text:p>
          </table:table-cell>
          <table:table-cell table:formula="of:=[.$D$8]*LN([.K26])/LN([.$G$8])" office:value-type="float" office:value="3.00111668916736">
            <text:p>3.0011166892</text:p>
          </table:table-cell>
          <table:table-cell table:formula="of:=-LN([.$A$5])/LN([.D26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L27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J27]*[.I27]/(3*[.$B$8])" office:value-type="float" office:value="0.0425531914893617">
            <text:p>0.0425531915</text:p>
          </table:table-cell>
          <table:table-cell table:formula="of:=[.$D$8]*LN([.K27])/LN([.$G$8])" office:value-type="float" office:value="3.77043662124728">
            <text:p>3.7704366212</text:p>
          </table:table-cell>
          <table:table-cell table:formula="of:=-LN([.$A$5])/LN([.D27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L28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J28]*[.I28]/(3*[.$B$8])" office:value-type="float" office:value="0.010989010989011">
            <text:p>0.010989011</text:p>
          </table:table-cell>
          <table:table-cell table:formula="of:=[.$D$8]*LN([.K28])/LN([.$G$8])" office:value-type="float" office:value="5.38736382888301">
            <text:p>5.3873638289</text:p>
          </table:table-cell>
          <table:table-cell table:formula="of:=-LN([.$A$5])/LN([.D28])" office:value-type="float" office:value="7.07663822504009">
            <text:p>7.07663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1T10:13:51</dc:date>
    <meta:editing-duration>PT15H27M14S</meta:editing-duration>
    <meta:editing-cycles>112</meta:editing-cycles>
    <meta:generator>LibreOffice/3.5$Linux_X86_64 LibreOffice_project/350m1$Build-2</meta:generator>
    <dc:creator>Stuart Slattery</dc:creator>
    <meta:document-statistic meta:table-count="3" meta:cell-count="114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column-mapping="0 2 1" chart:style-name="ch1">
        <chart:title svg:x="5.666cm" svg:y="0.357cm" chart:style-name="ch2">
          <text:p>lambda vs. Sigma_a</text:p>
        </chart:title>
        <chart:legend chart:legend-position="bottom" svg:x="3.954cm" svg:y="10.29cm" style:legend-expansion="wide" chart:style-name="ch3"/>
        <chart:plot-area chart:style-name="ch4" table:cell-range-address="Parallel.A12:Parallel.A28 Parallel.D11:Parallel.E28" chart:data-source-has-labels="row" svg:x="1.321cm" svg:y="1.799cm" svg:width="13.579cm" svg:height="7.289cm">
          <chartooo:coordinate-region svg:x="2.048cm" svg:y="1.999cm" svg:width="12.572cm" svg:height="6.442cm"/>
          <chart:axis chart:dimension="x" chart:name="primary-x" chart:style-name="ch5">
            <chart:title svg:x="7.405cm" svg:y="9.309cm" chart:style-name="ch6">
              <text:p>Sigma_a</text:p>
            </chart:title>
          </chart:axis>
          <chart:axis chart:dimension="y" chart:name="primary-y" chart:style-name="ch7">
            <chart:title svg:x="0.451cm" svg:y="6.043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A12:Parallel.A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A12:Parallel.A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9412585668747">
                <text:p>0.989412585668747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379">
                <text:p>0.92379</text:p>
              </table:table-cell>
              <table:table-cell office:value-type="float" office:value="0.959472525872047">
                <text:p>0.959472525872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2581">
                <text:p>0.922581</text:p>
              </table:table-cell>
              <table:table-cell office:value-type="float" office:value="0.914895791164472">
                <text:p>0.91489579116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2218">
                <text:p>0.902218</text:p>
              </table:table-cell>
              <table:table-cell office:value-type="float" office:value="0.861570170417364">
                <text:p>0.86157017041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6774">
                <text:p>0.846774</text:p>
              </table:table-cell>
              <table:table-cell office:value-type="float" office:value="0.804910440544474">
                <text:p>0.804910440544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6815">
                <text:p>0.776815</text:p>
              </table:table-cell>
              <table:table-cell office:value-type="float" office:value="0.74895597837681">
                <text:p>0.74895597837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3508">
                <text:p>0.713508</text:p>
              </table:table-cell>
              <table:table-cell office:value-type="float" office:value="0.69622079996719">
                <text:p>0.6962207999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9579">
                <text:p>0.649579</text:p>
              </table:table-cell>
              <table:table-cell office:value-type="float" office:value="0.647970729970119">
                <text:p>0.647970729970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6976">
                <text:p>0.596976</text:p>
              </table:table-cell>
              <table:table-cell office:value-type="float" office:value="0.604618231920033">
                <text:p>0.60461823192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9073">
                <text:p>0.559073</text:p>
              </table:table-cell>
              <table:table-cell office:value-type="float" office:value="0.566067939540289">
                <text:p>0.566067939540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95565">
                <text:p>0.495565</text:p>
              </table:table-cell>
              <table:table-cell office:value-type="float" office:value="0.501838565818238">
                <text:p>0.501838565818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16331">
                <text:p>0.416331</text:p>
              </table:table-cell>
              <table:table-cell office:value-type="float" office:value="0.430664187254546">
                <text:p>0.4306641872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353427">
                <text:p>0.353427</text:p>
              </table:table-cell>
              <table:table-cell office:value-type="float" office:value="0.354285288532563">
                <text:p>0.354285288532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270968">
                <text:p>0.270968</text:p>
              </table:table-cell>
              <table:table-cell office:value-type="float" office:value="0.272310102937225">
                <text:p>0.272310102937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221976">
                <text:p>0.221976</text:p>
              </table:table-cell>
              <table:table-cell office:value-type="float" office:value="0.249930226405894">
                <text:p>0.249930226405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74194">
                <text:p>0.174194</text:p>
              </table:table-cell>
              <table:table-cell office:value-type="float" office:value="0.209624417929808">
                <text:p>0.209624417929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174194">
                <text:p>0.174194</text:p>
              </table:table-cell>
              <table:table-cell office:value-type="float" office:value="0.156559110579877">
                <text:p>0.1565591105798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3:Parallel.F28 Parallel.F11:Parallel.F11 Parallel.M11:Parallel.M11 Parallel.M13:Parallel.M28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M13:Parallel.M28" chart:label-cell-address="Parallel.M11:Parallel.M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45">
                <text:p>45</text:p>
                <draw:g>
                  <svg:desc>Parallel.F13:Parallel.F28</svg:desc>
                </draw:g>
              </table:table-cell>
              <table:table-cell office:value-type="float" office:value="0.959472525872047">
                <text:p>0.959472525872047</text:p>
                <draw:g>
                  <svg:desc>Parallel.D13:Parallel.D28</svg:desc>
                </draw:g>
              </table:table-cell>
              <table:table-cell office:value-type="float" office:value="317.182900683131">
                <text:p>317.182900683131</text:p>
                <draw:g>
                  <svg:desc>Parallel.M13:Parallel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3.387cm" svg:y="0.37cm" chart:style-name="ch2">
          <text:p>Sigma_a vs. Domain Optical Thickness</text:p>
        </chart:title>
        <chart:plot-area chart:style-name="ch3" table:cell-range-address="Parallel.C12:Parallel.C28 Parallel.L12:Parallel.L28" svg:x="1.305cm" svg:y="1.851cm" svg:width="12.853cm" svg:height="8.648cm">
          <chartooo:coordinate-region svg:x="1.741cm" svg:y="2.05cm" svg:width="12.137cm" svg:height="7.802cm"/>
          <chart:axis chart:dimension="x" chart:name="primary-x" chart:style-name="ch4">
            <chart:title svg:x="7.026cm" svg:y="10.733cm" chart:style-name="ch5">
              <text:p>Sigma_a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L12:Parallel.L28" chart:class="chart:scatter">
            <chart:domain table:cell-range-address="Parallel.C12:Parallel.C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C12:Parallel.C28</svg:desc>
                </draw:g>
              </table:table-cell>
              <table:table-cell office:value-type="float" office:value="0.010700707151504">
                <text:p>0.010700707151504</text:p>
                <draw:g>
                  <svg:desc>Parallel.L12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2393273753392">
                <text:p>0.0422393273753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30206583716033">
                <text:p>0.093020658371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0671567256765">
                <text:p>0.160671567256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42374243926516">
                <text:p>0.242374243926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35191959035123">
                <text:p>0.335191959035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36325947238471">
                <text:p>0.436325947238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43279586172226">
                <text:p>0.54327958617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936231503287">
                <text:p>0.653936231503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572402620279">
                <text:p>0.766572402620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92672680246324">
                <text:p>0.992672680246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.32199479221834">
                <text:p>1.32199479221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.82258403712433">
                <text:p>1.8225840371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2.67228387494139">
                <text:p>2.67228387494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3.00111668916736">
                <text:p>3.00111668916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.77043662124728">
                <text:p>3.77043662124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5.38736382888301">
                <text:p>5.387363828883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legend chart:legend-position="bottom" svg:x="4.242cm" svg:y="12.92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338cm" svg:y="2.011cm" svg:width="14.396cm" svg:height="9.655cm">
          <chartooo:coordinate-region svg:x="2.33cm" svg:y="2.011cm" svg:width="13.31cm" svg:height="9.008cm"/>
          <chart:axis chart:dimension="x" chart:name="primary-x" chart:style-name="ch5">
            <chart:title svg:x="8.016cm" svg:y="11.94cm" chart:style-name="ch6">
              <text:p>rho(H)</text:p>
            </chart:title>
          </chart:axis>
          <chart:axis chart:dimension="y" chart:name="primary-y" chart:style-name="ch7">
            <chart:title svg:x="0.451cm" svg:y="8.23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1.995cm" svg:y="0.399cm" chart:style-name="ch2">
          <text:p>Absportion to Scatter Ratio vs. Iteratation Matrix Spectral Radius</text:p>
        </chart:title>
        <chart:legend chart:legend-position="bottom" svg:x="5.773cm" svg:y="12.369cm" style:legend-expansion="wide" chart:style-name="ch3"/>
        <chart:plot-area chart:style-name="ch4" table:cell-range-address="Spectral.C13:Spectral.D36 Spectral.D12:Spectral.D12 Spectral.N12:Spectral.N36" chart:data-source-has-labels="row" svg:x="1.351cm" svg:y="1.967cm" svg:width="14.985cm" svg:height="9.158cm">
          <chartooo:coordinate-region svg:x="2.078cm" svg:y="2.166cm" svg:width="13.978cm" svg:height="8.312cm"/>
          <chart:axis chart:dimension="x" chart:name="primary-x" chart:style-name="ch5">
            <chart:title svg:x="7.383cm" svg:y="11.388cm" chart:style-name="ch6">
              <text:p>Sigma_s / Sigma_a</text:p>
            </chart:title>
          </chart:axis>
          <chart:axis chart:dimension="y" chart:name="primary-y" chart:style-name="ch7">
            <chart:title svg:x="0.451cm" svg:y="7.066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8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